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0000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circle draw:style-name="gr1" draw:layer="layout" svg:width="1.714cm" svg:height="1.714cm" svg:x="0.143cm" svg:y="0.143cm">
            <text:p/>
          </draw:circle>
          <draw:circle draw:style-name="gr2" draw:layer="layout" svg:width="1.714cm" svg:height="1.714cm" svg:x="0.143cm" svg:y="0.143cm">
            <text:p/>
          </draw:circle>
          <draw:polygon draw:style-name="gr3" draw:layer="layout" svg:width="1.143cm" svg:height="1.143cm" svg:x="0.429cm" svg:y="0.429cm" svg:viewBox="0 0 1144 1144" draw:points="0,143 429,572 0,1001 143,1144 572,715 1001,1144 1144,1001 715,572 1144,143 1001,0 572,429 143,0">
            <text:p/>
          </draw:polygon>
          <draw:polygon draw:style-name="gr2" draw:layer="layout" svg:width="1.143cm" svg:height="1.143cm" svg:x="0.429cm" svg:y="0.429cm" svg:viewBox="0 0 1144 1144" draw:points="0,143 429,572 0,1001 143,1144 572,715 1001,1144 1144,1001 715,572 1144,143 1001,0 572,429 143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Intermediate-Event-Cancel</dc:title>
    <meta:creation-date>2011-02-07T16:52:28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